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Footnote">
      <style:paragraph-properties fo:margin-left="0cm" fo:margin-right="0cm" fo:text-indent="0cm" style:auto-text-indent="false"/>
    </style:style>
    <style:style style:name="P4" style:family="paragraph" style:parent-style-name="Footnote">
      <style:paragraph-properties fo:margin-left="0cm" fo:margin-right="0cm" fo:text-indent="0cm" style:auto-text-indent="false"/>
      <style:text-properties officeooo:rsid="000c60bc" officeooo:paragraph-rsid="000c60bc"/>
    </style:style>
    <style:style style:name="P5"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6" style:family="paragraph" style:parent-style-name="Footnote">
      <style:text-properties style:font-name="Liberation Serif"/>
    </style:style>
    <style:style style:name="P7" style:family="paragraph" style:parent-style-name="Footnote">
      <style:text-properties style:font-name="Liberation Serif" fo:language="fr" fo:country="FR"/>
    </style:style>
    <style:style style:name="P8" style:family="paragraph" style:parent-style-name="Footnote">
      <style:text-properties style:font-name="Liberation Serif" fo:language="fr" fo:country="FR" officeooo:rsid="0025e690" officeooo:paragraph-rsid="0025e690"/>
    </style:style>
    <style:style style:name="P9" style:family="paragraph" style:parent-style-name="Footnote">
      <style:text-properties style:font-name="Liberation Serif" fo:font-style="italic" officeooo:rsid="00295e05" officeooo:paragraph-rsid="00295e05" style:font-style-asian="italic" style:font-style-complex="italic"/>
    </style:style>
    <style:style style:name="P10" style:family="paragraph" style:parent-style-name="Footnote">
      <style:text-properties style:font-name="Liberation Serif" officeooo:rsid="00295e05" officeooo:paragraph-rsid="0029d3e8"/>
    </style:style>
    <style:style style:name="P11" style:family="paragraph" style:parent-style-name="Footnote">
      <style:text-properties style:font-name="Liberation Serif" officeooo:rsid="0037a1a0" officeooo:paragraph-rsid="0037a1a0"/>
    </style:style>
    <style:style style:name="P12" style:family="paragraph" style:parent-style-name="Footnote">
      <style:text-properties style:font-name="Liberation Serif" officeooo:rsid="00383cb1" officeooo:paragraph-rsid="003a2362"/>
    </style:style>
    <style:style style:name="P13" style:family="paragraph" style:parent-style-name="Footnote">
      <style:text-properties style:font-name="Liberation Serif" officeooo:rsid="00126878" officeooo:paragraph-rsid="00126878"/>
    </style:style>
    <style:style style:name="P14" style:family="paragraph" style:parent-style-name="Footnote">
      <style:text-properties officeooo:rsid="002dea7e" officeooo:paragraph-rsid="000ff2f6"/>
    </style:style>
    <style:style style:name="P15" style:family="paragraph" style:parent-style-name="Footnote">
      <style:text-properties officeooo:rsid="003a2362" officeooo:paragraph-rsid="003a2362"/>
    </style:style>
    <style:style style:name="P16" style:family="paragraph" style:parent-style-name="Footnote">
      <style:text-properties officeooo:rsid="003a2362" officeooo:paragraph-rsid="000ff2f6"/>
    </style:style>
    <style:style style:name="P17" style:family="paragraph" style:parent-style-name="Footnote">
      <style:text-properties officeooo:rsid="00126878" officeooo:paragraph-rsid="00126878"/>
    </style:style>
    <style:style style:name="P18" style:family="paragraph" style:parent-style-name="Standard">
      <style:paragraph-properties fo:text-align="justify" style:justify-single-word="false"/>
      <style:text-properties style:font-name="Liberation Serif" officeooo:paragraph-rsid="00191e48"/>
    </style:style>
    <style:style style:name="P19"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20" style:family="paragraph" style:parent-style-name="Standard">
      <style:paragraph-properties fo:text-align="justify" style:justify-single-word="false"/>
      <style:text-properties fo:font-size="12pt" officeooo:paragraph-rsid="001c7135" style:font-size-asian="12pt" style:font-size-complex="12pt"/>
    </style:style>
    <style:style style:name="P21"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22"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3"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24"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25"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32" style:family="paragraph" style:parent-style-name="Standard">
      <style:text-properties style:font-name="sans-serif" fo:font-size="8.25pt"/>
    </style:style>
    <style:style style:name="P33"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34" style:family="paragraph" style:parent-style-name="Standard">
      <style:text-properties style:font-name="sans-serif" fo:font-size="6.75pt"/>
    </style:style>
    <style:style style:name="P35"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37"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38"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39"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40" style:family="paragraph" style:parent-style-name="Heading_20_3">
      <style:paragraph-properties fo:line-height="150%"/>
    </style:style>
    <style:style style:name="P41" style:family="paragraph" style:parent-style-name="Text_20_body">
      <style:paragraph-properties fo:line-height="150%"/>
    </style:style>
    <style:style style:name="P42" style:family="paragraph" style:parent-style-name="Text_20_body">
      <style:paragraph-properties fo:line-height="150%" fo:text-align="justify" style:justify-single-word="false"/>
    </style:style>
    <style:style style:name="P4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4"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45" style:family="paragraph" style:parent-style-name="Text_20_body">
      <style:paragraph-properties fo:line-height="150%" fo:text-align="justify" style:justify-single-word="false"/>
      <style:text-properties officeooo:paragraph-rsid="00160211"/>
    </style:style>
    <style:style style:name="P46" style:family="paragraph" style:parent-style-name="Text_20_body">
      <style:paragraph-properties fo:line-height="150%" fo:text-align="justify" style:justify-single-word="false"/>
      <style:text-properties officeooo:paragraph-rsid="000ff2f6"/>
    </style:style>
    <style:style style:name="P47" style:family="paragraph" style:parent-style-name="Text_20_body">
      <style:paragraph-properties fo:line-height="150%" fo:text-align="justify" style:justify-single-word="false"/>
      <style:text-properties officeooo:paragraph-rsid="00126878"/>
    </style:style>
    <style:style style:name="P48" style:family="paragraph" style:parent-style-name="Text_20_body">
      <style:paragraph-properties fo:line-height="150%" fo:text-align="justify" style:justify-single-word="false"/>
      <style:text-properties officeooo:paragraph-rsid="00113d2a"/>
    </style:style>
    <style:style style:name="P49"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50" style:family="paragraph" style:parent-style-name="Text_20_body">
      <style:paragraph-properties fo:line-height="150%" fo:text-align="justify" style:justify-single-word="false"/>
      <style:text-properties fo:language="fr" fo:country="FR" officeooo:rsid="0019d5a1" officeooo:paragraph-rsid="000ff2f6"/>
    </style:style>
    <style:style style:name="P51" style:family="paragraph" style:parent-style-name="Text_20_body">
      <style:paragraph-properties fo:line-height="150%" fo:text-align="justify" style:justify-single-word="false"/>
      <style:text-properties fo:language="fr" fo:country="FR" officeooo:rsid="0029d3e8" officeooo:paragraph-rsid="000ff2f6"/>
    </style:style>
    <style:style style:name="P52"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53" style:family="paragraph" style:parent-style-name="Text_20_body">
      <style:paragraph-properties fo:line-height="150%" fo:text-align="justify" style:justify-single-word="false"/>
      <style:text-properties fo:language="fr" fo:country="FR" officeooo:paragraph-rsid="000ff2f6"/>
    </style:style>
    <style:style style:name="P54" style:family="paragraph" style:parent-style-name="Text_20_body">
      <style:paragraph-properties fo:line-height="150%" fo:text-align="justify" style:justify-single-word="false"/>
      <style:text-properties fo:language="fr" fo:country="FR" officeooo:rsid="002dea7e" officeooo:paragraph-rsid="000ff2f6"/>
    </style:style>
    <style:style style:name="P55"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56"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57" style:family="paragraph" style:parent-style-name="Text_20_body">
      <style:paragraph-properties fo:line-height="150%" fo:text-align="justify" style:justify-single-word="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58" style:family="paragraph" style:parent-style-name="Text_20_body">
      <style:paragraph-properties fo:line-height="150%" fo:text-align="justify" style:justify-single-word="false"/>
      <style:text-properties style:font-name="Liberation Sans" fo:font-style="italic" style:text-underline-style="none" fo:font-weight="bold" officeooo:rsid="00272940" officeooo:paragraph-rsid="00272940" style:font-style-asian="italic" style:font-weight-asian="bold" style:font-style-complex="italic" style:font-weight-complex="bold"/>
    </style:style>
    <style:style style:name="P59"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60"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61"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6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63"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4"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65"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66" style:family="paragraph" style:parent-style-name="Text_20_body">
      <style:paragraph-properties fo:text-align="justify" style:justify-single-word="false"/>
      <style:text-properties style:font-name="Liberation Sans"/>
    </style:style>
    <style:style style:name="P67"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6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6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70"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73" style:family="paragraph" style:parent-style-name="Text_20_body">
      <style:paragraph-properties fo:text-align="justify" style:justify-single-word="false"/>
    </style:style>
    <style:style style:name="P74"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7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76"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7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78" style:family="paragraph" style:parent-style-name="Text_20_body">
      <style:paragraph-properties fo:line-height="150%" fo:text-align="justify" style:justify-single-word="false"/>
      <style:text-properties officeooo:rsid="001ab208" officeooo:paragraph-rsid="001ab208"/>
    </style:style>
    <style:style style:name="P79" style:family="paragraph" style:parent-style-name="Text_20_body">
      <style:paragraph-properties fo:line-height="150%" fo:text-align="justify" style:justify-single-word="false"/>
      <style:text-properties fo:font-weight="bold" style:font-weight-asian="bold" style:font-weight-complex="bold"/>
    </style:style>
    <style:style style:name="P80" style:family="paragraph" style:parent-style-name="Text_20_body">
      <style:paragraph-properties fo:line-height="150%" fo:text-align="justify" style:justify-single-word="false"/>
      <style:text-properties officeooo:rsid="0031ca7c" officeooo:paragraph-rsid="000ff2f6"/>
    </style:style>
    <style:style style:name="P81" style:family="paragraph" style:parent-style-name="Text_20_body">
      <style:paragraph-properties fo:line-height="150%" fo:text-align="justify" style:justify-single-word="false"/>
      <style:text-properties officeooo:rsid="00113d2a" officeooo:paragraph-rsid="00113d2a"/>
    </style:style>
    <style:style style:name="P82"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83" style:family="paragraph" style:parent-style-name="Text_20_body">
      <style:paragraph-properties fo:margin-left="0cm" fo:margin-right="0cm" fo:line-height="150%" fo:text-align="justify" style:justify-single-word="false" fo:text-indent="1.27cm" style:auto-text-indent="false"/>
    </style:style>
    <style:style style:name="P84"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85"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8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8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8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8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90"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1"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92"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265dd9" officeooo:paragraph-rsid="00265dd9" style:font-style-asian="italic" style:font-weight-asian="bold" style:font-style-complex="italic" style:font-weight-complex="bold"/>
    </style:style>
    <style:style style:name="P93" style:family="paragraph" style:parent-style-name="Text_20_body">
      <style:paragraph-properties fo:margin-left="0cm" fo:margin-right="0cm" fo:line-height="150%" fo:text-align="justify" style:justify-single-word="false" fo:text-indent="0cm" style:auto-text-indent="false"/>
      <style:text-properties officeooo:rsid="00265dd9" officeooo:paragraph-rsid="00265dd9"/>
    </style:style>
    <style:style style:name="P94"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95"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96"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97"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99"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0"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1"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02"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03"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4"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105"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0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07"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108" style:family="paragraph" style:parent-style-name="Text_20_body">
      <style:paragraph-properties fo:margin-left="0cm" fo:margin-right="0cm" fo:line-height="150%" fo:text-align="justify" style:justify-single-word="false" fo:text-indent="1.251cm" style:auto-text-indent="false"/>
    </style:style>
    <style:style style:name="P109"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10"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1"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2"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3"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15" style:family="paragraph" style:parent-style-name="Heading_20_4">
      <style:paragraph-properties fo:line-height="150%"/>
      <style:text-properties style:font-name="Liberation Serif1" fo:font-size="12pt" style:font-size-asian="12pt"/>
    </style:style>
    <style:style style:name="P116" style:family="paragraph" style:parent-style-name="Normal1">
      <style:paragraph-properties fo:line-height="150%"/>
    </style:style>
    <style:style style:name="P117" style:family="paragraph" style:parent-style-name="Normal1">
      <style:paragraph-properties fo:line-height="150%" fo:text-align="justify" style:justify-single-word="false"/>
    </style:style>
    <style:style style:name="P118"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119"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20" style:family="paragraph" style:parent-style-name="Footnote" style:master-page-name="Converted1">
      <style:paragraph-properties style:page-number="auto"/>
    </style:style>
    <style:style style:name="P121" style:family="paragraph" style:parent-style-name="Footnote" style:master-page-name="Converted2">
      <style:paragraph-properties style:page-number="auto"/>
    </style:style>
    <style:style style:name="P122" style:family="paragraph" style:parent-style-name="Footnote" style:master-page-name="Converted3">
      <style:paragraph-properties style:page-number="auto"/>
    </style:style>
    <style:style style:name="P123" style:family="paragraph" style:parent-style-name="Footnote" style:master-page-name="Converted4">
      <style:paragraph-properties style:page-number="auto"/>
    </style:style>
    <style:style style:name="P124" style:family="paragraph" style:parent-style-name="Footnote" style:master-page-name="Converted5">
      <style:paragraph-properties style:page-number="auto"/>
    </style:style>
    <style:style style:name="P125" style:family="paragraph" style:parent-style-name="Footnote" style:master-page-name="Converted6">
      <style:paragraph-properties style:page-number="auto"/>
    </style:style>
    <style:style style:name="P126" style:family="paragraph" style:parent-style-name="Footnote" style:master-page-name="Converted7">
      <style:paragraph-properties style:page-number="auto"/>
    </style:style>
    <style:style style:name="P127" style:family="paragraph" style:parent-style-name="Footnote" style:master-page-name="Converted8">
      <style:paragraph-properties style:page-number="auto"/>
    </style:style>
    <style:style style:name="P128" style:family="paragraph" style:parent-style-name="Footnote" style:master-page-name="Converted9">
      <style:paragraph-properties style:page-number="auto"/>
    </style:style>
    <style:style style:name="P129" style:family="paragraph" style:parent-style-name="Footnote" style:master-page-name="Converted10">
      <style:paragraph-properties style:page-number="auto"/>
    </style:style>
    <style:style style:name="P130" style:family="paragraph" style:parent-style-name="Footnote" style:master-page-name="Converted11">
      <style:paragraph-properties style:page-number="auto"/>
    </style:style>
    <style:style style:name="P131" style:family="paragraph" style:parent-style-name="Footnote" style:master-page-name="Converted12">
      <style:paragraph-properties style:page-number="auto"/>
    </style:style>
    <style:style style:name="P132" style:family="paragraph" style:parent-style-name="Footnote" style:master-page-name="Converted13">
      <style:paragraph-properties style:page-number="auto"/>
    </style:style>
    <style:style style:name="P133" style:family="paragraph" style:parent-style-name="Footnote" style:master-page-name="Converted14">
      <style:paragraph-properties style:page-number="auto"/>
      <style:text-properties fo:language="en" fo:country="US"/>
    </style:style>
    <style:style style:name="P134" style:family="paragraph" style:parent-style-name="Footnote" style:master-page-name="Converted15">
      <style:paragraph-properties style:page-number="auto"/>
      <style:text-properties fo:language="fr" fo:country="BE"/>
    </style:style>
    <style:style style:name="P135" style:family="paragraph" style:parent-style-name="Footnote" style:master-page-name="Converted16">
      <style:paragraph-properties style:page-number="auto"/>
    </style:style>
    <style:style style:name="P136" style:family="paragraph" style:parent-style-name="Footnote" style:master-page-name="Converted17">
      <style:paragraph-properties style:page-number="auto"/>
      <style:text-properties officeooo:paragraph-rsid="000c60bc"/>
    </style:style>
    <style:style style:name="P137" style:family="paragraph" style:parent-style-name="Footnote" style:master-page-name="Converted18">
      <style:paragraph-properties style:page-number="auto"/>
    </style:style>
    <style:style style:name="P138" style:family="paragraph" style:parent-style-name="Footnote" style:master-page-name="Converted19">
      <style:paragraph-properties style:page-number="auto"/>
    </style:style>
    <style:style style:name="P139" style:family="paragraph" style:parent-style-name="Footnote" style:master-page-name="Converted20">
      <style:paragraph-properties style:page-number="auto"/>
    </style:style>
    <style:style style:name="P140" style:family="paragraph" style:parent-style-name="Footnote" style:master-page-name="Converted21">
      <style:paragraph-properties style:page-number="auto"/>
    </style:style>
    <style:style style:name="P141" style:family="paragraph" style:parent-style-name="Footnote" style:master-page-name="Converted22">
      <style:paragraph-properties style:page-number="auto"/>
    </style:style>
    <style:style style:name="P142" style:family="paragraph" style:parent-style-name="Footnote" style:master-page-name="Converted23">
      <style:paragraph-properties style:page-number="auto"/>
    </style:style>
    <style:style style:name="P143" style:family="paragraph" style:parent-style-name="Footnote" style:master-page-name="Converted24">
      <style:paragraph-properties style:page-number="auto"/>
    </style:style>
    <style:style style:name="P144" style:family="paragraph" style:parent-style-name="Footnote" style:master-page-name="Converted25">
      <style:paragraph-properties style:page-number="auto"/>
    </style:style>
    <style:style style:name="P145" style:family="paragraph" style:parent-style-name="Footnote" style:master-page-name="Converted26">
      <style:paragraph-properties style:page-number="auto"/>
    </style:style>
    <style:style style:name="P146" style:family="paragraph" style:parent-style-name="Footnote" style:master-page-name="Converted27">
      <style:paragraph-properties style:page-number="auto"/>
    </style:style>
    <style:style style:name="P147" style:family="paragraph" style:parent-style-name="Footnote" style:master-page-name="Converted28">
      <style:paragraph-properties style:page-number="auto"/>
    </style:style>
    <style:style style:name="P148" style:family="paragraph" style:parent-style-name="Footnote" style:master-page-name="Converted29">
      <style:paragraph-properties style:page-number="auto"/>
      <style:text-properties fo:language="en" fo:country="US"/>
    </style:style>
    <style:style style:name="P149" style:family="paragraph" style:parent-style-name="Footnote" style:master-page-name="Converted30">
      <style:paragraph-properties style:page-number="auto"/>
      <style:text-properties fo:language="en" fo:country="US"/>
    </style:style>
    <style:style style:name="P150" style:family="paragraph" style:parent-style-name="Footnote" style:master-page-name="Converted31">
      <style:paragraph-properties style:page-number="auto"/>
      <style:text-properties fo:language="en" fo:country="US"/>
    </style:style>
    <style:style style:name="P151" style:family="paragraph" style:parent-style-name="Footnote" style:master-page-name="Converted32">
      <style:paragraph-properties style:page-number="auto"/>
      <style:text-properties fo:language="en" fo:country="US"/>
    </style:style>
    <style:style style:name="P152" style:family="paragraph" style:parent-style-name="Footnote" style:master-page-name="Converted33">
      <style:paragraph-properties style:page-number="auto"/>
    </style:style>
    <style:style style:name="P153" style:family="paragraph" style:parent-style-name="Footnote" style:master-page-name="Converted34">
      <style:paragraph-properties style:page-number="auto"/>
      <style:text-properties fo:language="en" fo:country="US"/>
    </style:style>
    <style:style style:name="P154" style:family="paragraph" style:parent-style-name="Footnote" style:master-page-name="Converted35">
      <style:paragraph-properties style:page-number="auto"/>
    </style:style>
    <style:style style:name="P155" style:family="paragraph" style:parent-style-name="Footnote" style:master-page-name="Converted36">
      <style:paragraph-properties style:page-number="auto"/>
    </style:style>
    <style:style style:name="P156" style:family="paragraph" style:parent-style-name="Footnote" style:master-page-name="Converted37">
      <style:paragraph-properties style:page-number="auto"/>
      <style:text-properties fo:font-weight="normal" style:font-weight-asian="normal"/>
    </style:style>
    <style:style style:name="P157" style:family="paragraph" style:parent-style-name="Footnote" style:master-page-name="Converted38">
      <style:paragraph-properties style:page-number="auto"/>
    </style:style>
    <style:style style:name="P158" style:family="paragraph" style:parent-style-name="Footnote" style:master-page-name="Converted39">
      <style:paragraph-properties style:page-number="auto"/>
    </style:style>
    <style:style style:name="P159" style:family="paragraph" style:parent-style-name="Footnote" style:master-page-name="Converted40">
      <style:paragraph-properties style:page-number="auto"/>
    </style:style>
    <style:style style:name="P160" style:family="paragraph" style:parent-style-name="Footnote" style:master-page-name="Converted41">
      <style:paragraph-properties style:page-number="auto"/>
    </style:style>
    <style:style style:name="P161" style:family="paragraph" style:parent-style-name="Footnote" style:master-page-name="Converted42">
      <style:paragraph-properties style:page-number="auto"/>
    </style:style>
    <style:style style:name="P162" style:family="paragraph" style:parent-style-name="Footnote" style:master-page-name="Converted43">
      <style:paragraph-properties style:page-number="auto"/>
    </style:style>
    <style:style style:name="P163" style:family="paragraph" style:parent-style-name="Footnote" style:master-page-name="Converted44">
      <style:paragraph-properties style:page-number="auto"/>
    </style:style>
    <style:style style:name="P164" style:family="paragraph" style:parent-style-name="Footnote" style:master-page-name="Converted45">
      <style:paragraph-properties style:page-number="auto"/>
    </style:style>
    <style:style style:name="P165" style:family="paragraph" style:parent-style-name="Footnote" style:master-page-name="Converted46">
      <style:paragraph-properties style:page-number="auto"/>
    </style:style>
    <style:style style:name="P166" style:family="paragraph" style:parent-style-name="Footnote" style:master-page-name="Converted47">
      <style:paragraph-properties style:page-number="auto"/>
    </style:style>
    <style:style style:name="P167" style:family="paragraph" style:parent-style-name="Footnote" style:master-page-name="Converted48">
      <style:paragraph-properties style:page-number="auto"/>
    </style:style>
    <style:style style:name="P168" style:family="paragraph" style:parent-style-name="Footnote" style:master-page-name="Converted49">
      <style:paragraph-properties style:page-number="auto"/>
    </style:style>
    <style:style style:name="P169" style:family="paragraph" style:parent-style-name="Footnote" style:master-page-name="Converted50">
      <style:paragraph-properties style:page-number="auto"/>
    </style:style>
    <style:style style:name="P170" style:family="paragraph" style:parent-style-name="Footnote" style:master-page-name="Converted51">
      <style:paragraph-properties style:page-number="auto"/>
    </style:style>
    <style:style style:name="P171" style:family="paragraph" style:parent-style-name="Footnote" style:master-page-name="Converted52">
      <style:paragraph-properties style:page-number="auto"/>
    </style:style>
    <style:style style:name="P172" style:family="paragraph" style:parent-style-name="Footnote" style:master-page-name="Converted53">
      <style:paragraph-properties style:page-number="auto"/>
    </style:style>
    <style:style style:name="P173" style:family="paragraph" style:parent-style-name="Footnote" style:master-page-name="Converted54">
      <style:paragraph-properties style:page-number="auto"/>
    </style:style>
    <style:style style:name="P174" style:family="paragraph" style:parent-style-name="Footnote" style:master-page-name="Converted55">
      <style:paragraph-properties fo:margin-left="0cm" fo:margin-right="0cm" fo:text-indent="0cm" style:auto-text-indent="false" style:page-number="auto"/>
    </style:style>
    <style:style style:name="P175" style:family="paragraph" style:parent-style-name="Footnote" style:master-page-name="Converted95">
      <style:paragraph-properties fo:margin-left="0cm" fo:margin-right="0cm" fo:text-indent="0cm" style:auto-text-indent="false" style:page-number="auto"/>
    </style:style>
    <style:style style:name="P176"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77"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78"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79" style:family="paragraph" style:parent-style-name="Footnote">
      <style:paragraph-properties fo:margin-left="0cm" fo:margin-right="0cm" fo:text-align="justify" style:justify-single-word="false" fo:text-indent="0cm" style:auto-text-indent="false"/>
      <style:text-properties fo:font-size="12pt" fo:font-style="normal" officeooo:rsid="00194524" officeooo:paragraph-rsid="0027fcfa" style:font-size-asian="12pt" style:font-style-asian="normal" style:font-size-complex="12pt" style:font-style-complex="normal"/>
    </style:style>
    <style:style style:name="P180" style:family="paragraph" style:parent-style-name="Footnote" style:master-page-name="Converted56">
      <style:paragraph-properties style:page-number="auto"/>
    </style:style>
    <style:style style:name="P181" style:family="paragraph" style:parent-style-name="Footnote" style:master-page-name="Converted57">
      <style:paragraph-properties style:page-number="auto"/>
    </style:style>
    <style:style style:name="P182" style:family="paragraph" style:parent-style-name="Footnote" style:master-page-name="Converted58">
      <style:paragraph-properties style:page-number="auto"/>
    </style:style>
    <style:style style:name="P183" style:family="paragraph" style:parent-style-name="Footnote" style:master-page-name="Converted59">
      <style:paragraph-properties style:page-number="auto"/>
    </style:style>
    <style:style style:name="P184" style:family="paragraph" style:parent-style-name="Footnote" style:master-page-name="Converted60">
      <style:paragraph-properties style:page-number="auto"/>
    </style:style>
    <style:style style:name="P185" style:family="paragraph" style:parent-style-name="Footnote" style:master-page-name="Converted61">
      <style:paragraph-properties style:page-number="auto"/>
    </style:style>
    <style:style style:name="P186" style:family="paragraph" style:parent-style-name="Footnote" style:master-page-name="Converted62">
      <style:paragraph-properties style:page-number="auto"/>
    </style:style>
    <style:style style:name="P187" style:family="paragraph" style:parent-style-name="Footnote" style:master-page-name="Converted63">
      <style:paragraph-properties style:page-number="auto"/>
    </style:style>
    <style:style style:name="P188" style:family="paragraph" style:parent-style-name="Footnote" style:master-page-name="Converted64">
      <style:paragraph-properties style:page-number="auto"/>
    </style:style>
    <style:style style:name="P189" style:family="paragraph" style:parent-style-name="Footnote" style:master-page-name="Converted65">
      <style:paragraph-properties style:page-number="auto"/>
    </style:style>
    <style:style style:name="P190" style:family="paragraph" style:parent-style-name="Footnote" style:master-page-name="Converted66">
      <style:paragraph-properties style:page-number="auto"/>
      <style:text-properties fo:language="fr" fo:country="BE"/>
    </style:style>
    <style:style style:name="P191" style:family="paragraph" style:parent-style-name="Footnote" style:master-page-name="Converted67">
      <style:paragraph-properties style:page-number="auto"/>
    </style:style>
    <style:style style:name="P192" style:family="paragraph" style:parent-style-name="Footnote" style:master-page-name="Converted68">
      <style:paragraph-properties style:page-number="auto"/>
    </style:style>
    <style:style style:name="P193" style:family="paragraph" style:parent-style-name="Footnote" style:master-page-name="Converted69">
      <style:paragraph-properties style:page-number="auto"/>
    </style:style>
    <style:style style:name="P194" style:family="paragraph" style:parent-style-name="Footnote" style:master-page-name="Converted70">
      <style:paragraph-properties style:page-number="auto"/>
    </style:style>
    <style:style style:name="P195" style:family="paragraph" style:parent-style-name="Footnote" style:master-page-name="Converted71">
      <style:paragraph-properties style:page-number="auto"/>
    </style:style>
    <style:style style:name="P196" style:family="paragraph" style:parent-style-name="Footnote" style:master-page-name="Converted72">
      <style:paragraph-properties style:page-number="auto"/>
    </style:style>
    <style:style style:name="P197" style:family="paragraph" style:parent-style-name="Footnote" style:master-page-name="Converted73">
      <style:paragraph-properties style:page-number="auto"/>
    </style:style>
    <style:style style:name="P198" style:family="paragraph" style:parent-style-name="Footnote" style:master-page-name="Converted74">
      <style:paragraph-properties style:page-number="auto"/>
    </style:style>
    <style:style style:name="P199" style:family="paragraph" style:parent-style-name="Footnote" style:master-page-name="Converted75">
      <style:paragraph-properties style:page-number="auto"/>
    </style:style>
    <style:style style:name="P200" style:family="paragraph" style:parent-style-name="Footnote" style:master-page-name="Converted76">
      <style:paragraph-properties style:page-number="auto"/>
    </style:style>
    <style:style style:name="P201" style:family="paragraph" style:parent-style-name="Footnote" style:master-page-name="Converted77">
      <style:paragraph-properties style:page-number="auto"/>
    </style:style>
    <style:style style:name="P202" style:family="paragraph" style:parent-style-name="Footnote" style:master-page-name="Converted78">
      <style:paragraph-properties style:page-number="auto"/>
    </style:style>
    <style:style style:name="P203" style:family="paragraph" style:parent-style-name="Footnote" style:master-page-name="Converted79">
      <style:paragraph-properties style:page-number="auto"/>
    </style:style>
    <style:style style:name="P204" style:family="paragraph" style:parent-style-name="Footnote" style:master-page-name="Converted80">
      <style:paragraph-properties style:page-number="auto"/>
    </style:style>
    <style:style style:name="P205" style:family="paragraph" style:parent-style-name="Footnote" style:master-page-name="Converted81">
      <style:paragraph-properties style:page-number="auto"/>
    </style:style>
    <style:style style:name="P206" style:family="paragraph" style:parent-style-name="Footnote" style:master-page-name="Converted82">
      <style:paragraph-properties style:page-number="auto"/>
    </style:style>
    <style:style style:name="P207" style:family="paragraph" style:parent-style-name="Footnote" style:master-page-name="Converted83">
      <style:paragraph-properties style:page-number="auto"/>
    </style:style>
    <style:style style:name="P208" style:family="paragraph" style:parent-style-name="Footnote" style:master-page-name="Converted84">
      <style:paragraph-properties style:page-number="auto"/>
    </style:style>
    <style:style style:name="P209" style:family="paragraph" style:parent-style-name="Footnote" style:master-page-name="Converted85">
      <style:paragraph-properties style:page-number="auto"/>
    </style:style>
    <style:style style:name="P210" style:family="paragraph" style:parent-style-name="Footnote" style:master-page-name="Converted86">
      <style:paragraph-properties style:page-number="auto"/>
    </style:style>
    <style:style style:name="P211" style:family="paragraph" style:parent-style-name="Footnote" style:master-page-name="Converted87">
      <style:paragraph-properties style:page-number="auto"/>
    </style:style>
    <style:style style:name="P212" style:family="paragraph" style:parent-style-name="Footnote" style:master-page-name="Converted88">
      <style:paragraph-properties style:page-number="auto"/>
    </style:style>
    <style:style style:name="P213" style:family="paragraph" style:parent-style-name="Footnote" style:master-page-name="Converted89">
      <style:paragraph-properties style:page-number="auto"/>
    </style:style>
    <style:style style:name="P214" style:family="paragraph" style:parent-style-name="Footnote" style:master-page-name="Converted90">
      <style:paragraph-properties style:page-number="auto"/>
      <style:text-properties fo:language="fr" fo:country="BE"/>
    </style:style>
    <style:style style:name="P215" style:family="paragraph" style:parent-style-name="Footnote" style:master-page-name="Converted91">
      <style:paragraph-properties style:page-number="auto"/>
    </style:style>
    <style:style style:name="P216" style:family="paragraph" style:parent-style-name="Footnote" style:master-page-name="Converted92">
      <style:paragraph-properties style:page-number="auto"/>
    </style:style>
    <style:style style:name="P217" style:family="paragraph" style:parent-style-name="Footnote" style:master-page-name="Converted93">
      <style:paragraph-properties style:page-number="auto"/>
    </style:style>
    <style:style style:name="P218" style:family="paragraph" style:parent-style-name="Footnote" style:master-page-name="Converted94">
      <style:paragraph-properties style:page-number="auto"/>
    </style:style>
    <style:style style:name="P219" style:family="paragraph" style:parent-style-name="Footnote" style:master-page-name="Converted96">
      <style:paragraph-properties style:page-number="auto"/>
    </style:style>
    <style:style style:name="P220" style:family="paragraph" style:parent-style-name="Footnote" style:master-page-name="Converted97">
      <style:paragraph-properties style:page-number="auto"/>
    </style:style>
    <style:style style:name="P221" style:family="paragraph" style:parent-style-name="Footnote" style:master-page-name="Converted98">
      <style:paragraph-properties style:page-number="auto"/>
    </style:style>
    <style:style style:name="P222" style:family="paragraph" style:parent-style-name="Footnote">
      <style:text-properties style:font-name="Liberation Serif" fo:font-style="normal" officeooo:rsid="00295e05" officeooo:paragraph-rsid="00295e05" style:font-style-asian="normal" style:font-style-complex="normal"/>
    </style:style>
    <style:style style:name="P223"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4"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5" style:family="paragraph" style:parent-style-name="Footnote">
      <style:text-properties style:font-name="Liberation Serif" officeooo:rsid="0011f973"/>
    </style:style>
    <style:style style:name="P226" style:family="paragraph" style:parent-style-name="Footnote">
      <style:text-properties style:font-name="Liberation Serif" officeooo:rsid="0011f973" officeooo:paragraph-rsid="00191e48"/>
    </style:style>
    <style:style style:name="P227" style:family="paragraph" style:parent-style-name="Footnote">
      <style:text-properties style:font-name="Liberation Serif" officeooo:paragraph-rsid="00191e48"/>
    </style:style>
    <style:style style:name="P228" style:family="paragraph" style:parent-style-name="Footnote">
      <style:text-properties officeooo:rsid="00113d2a" officeooo:paragraph-rsid="0017d228"/>
    </style:style>
    <style:style style:name="P229" style:family="paragraph" style:parent-style-name="Footnote">
      <style:text-properties officeooo:rsid="003a2362" officeooo:paragraph-rsid="00191e48"/>
    </style:style>
    <style:style style:name="P230" style:family="paragraph" style:parent-style-name="Footnote">
      <style:text-properties officeooo:paragraph-rsid="00191e48"/>
    </style:style>
    <style:style style:name="P231" style:family="paragraph" style:parent-style-name="Footnote">
      <style:text-properties fo:background-color="transparent"/>
    </style:style>
    <style:style style:name="P232"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33" style:family="paragraph" style:parent-style-name="Footnote">
      <style:paragraph-properties fo:background-color="#ffff00">
        <style:background-image/>
      </style:paragraph-properties>
    </style:style>
    <style:style style:name="P234"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36" style:family="paragraph" style:parent-style-name="Normal">
      <style:text-properties fo:language="fr" fo:country="FR" officeooo:paragraph-rsid="000ff2f6"/>
    </style:style>
    <style:style style:name="P237"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8" style:family="paragraph" style:parent-style-name="Footnote_20_Text">
      <style:text-properties style:font-name="Liberation Serif"/>
    </style:style>
    <style:style style:name="P239" style:family="paragraph" style:parent-style-name="Footnote_20_Text">
      <style:text-properties style:font-name="Liberation Serif" fo:language="fr" fo:country="BE"/>
    </style:style>
    <style:style style:name="P240" style:family="paragraph" style:parent-style-name="Footnote_20_Text">
      <style:text-properties style:font-name="Liberation Serif" fo:font-size="11pt" fo:language="fr" fo:country="BE" style:font-size-asian="11pt" style:font-size-complex="11pt"/>
    </style:style>
    <style:style style:name="P241" style:family="paragraph" style:parent-style-name="Footnote_20_Text">
      <style:text-properties fo:language="fr" fo:country="BE"/>
    </style:style>
    <style:style style:name="P242" style:family="paragraph" style:parent-style-name="Footnote_20_Text">
      <style:paragraph-properties fo:background-color="#ffff00">
        <style:background-image/>
      </style:paragraph-properties>
      <style:text-properties style:font-name="Liberation Serif"/>
    </style:style>
    <style:style style:name="P243" style:family="paragraph" style:parent-style-name="Contents_20_2">
      <style:paragraph-properties>
        <style:tab-stops>
          <style:tab-stop style:position="17cm" style:type="right" style:leader-style="dotted" style:leader-text="."/>
        </style:tab-stops>
      </style:paragraph-properties>
    </style:style>
    <style:style style:name="P244" style:family="paragraph" style:parent-style-name="Contents_20_4">
      <style:paragraph-properties>
        <style:tab-stops>
          <style:tab-stop style:position="17cm" style:type="right" style:leader-style="dotted" style:leader-text="."/>
        </style:tab-stops>
      </style:paragraph-properties>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3">
      <style:paragraph-properties>
        <style:tab-stops>
          <style:tab-stop style:position="17cm" style:type="right" style:leader-style="dotted" style:leader-text="."/>
        </style:tab-stops>
      </style:paragraph-properties>
    </style:style>
    <style:style style:name="P247"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T174" style:family="text">
      <style:text-properties officeooo:rsid="0022db75"/>
    </style:style>
    <style:style style:name="T175" style:family="text">
      <style:text-properties officeooo:rsid="0024a34b"/>
    </style:style>
    <style:style style:name="T176" style:family="text">
      <style:text-properties officeooo:rsid="00265dd9"/>
    </style:style>
    <style:style style:name="T177" style:family="text">
      <style:text-properties officeooo:rsid="0027294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72">PAGE DE GARDE</text:p>
      <text:p text:style-name="P98"/>
      <text:p text:style-name="P97"/>
      <text:p text:style-name="P70"/>
      <text:p text:style-name="P70"/>
      <text:p text:style-name="P70"/>
      <text:p text:style-name="P70"/>
      <text:p text:style-name="P70"/>
      <text:p text:style-name="P70"/>
      <text:p text:style-name="P70"/>
      <text:p text:style-name="P70"/>
      <text:p text:style-name="P70"/>
      <text:p text:style-name="P103"><text:span text:style-name="T169">L’université n’entend donner aucune approbati</text:span>on ni improbation aux opinions émises dans ce mémoire.</text:p>
      <text:p text:style-name="P70"/>
      <text:p text:style-name="P99"/>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45">PREMIERE PARTIE : RAPPORT DE STAGE<text:tab/>6</text:p>
          <text:p text:style-name="P245">SECONDE PARTIE : MÉMOIRE<text:tab/>7</text:p>
          <text:p text:style-name="P243">Introduction<text:tab/>7</text:p>
          <text:p text:style-name="P246">A. Approche comparative<text:tab/>11</text:p>
          <text:p text:style-name="P244">1. Les approches nord-américaines et australiennes fondées sur des banques de compensation<text:tab/>12</text:p>
          <text:p text:style-name="P244">2. Le développement de mécanismes de compensation sectorielle en Amérique Latine, en Asie et en Europe<text:tab/>14</text:p>
          <text:p text:style-name="P244">3. L'émergence de la compensation environnementale en Afrique<text:tab/>14</text:p>
          <text:p text:style-name="P246">B. Construction progressive du cadre juridique des mesures compensatoires en France<text:tab/>15</text:p>
          <text:p text:style-name="P244">1. Le lent développement du cadre juridique des mesures compensatoires dans les études d'impact environnemental depuis 1976<text:tab/>15</text:p>
          <text:p text:style-name="P244">2. La nouvelle impulsion issue du Droit communautaire<text:tab/>16</text:p>
          <text:p text:style-name="P244">3. La consécration réglementaire des mesures compensatoires par le Grenelle de l'environnement<text:tab/>17</text:p>
          <text:p text:style-name="P246">C. Cadre réglementaire de la compensation<text:tab/>18</text:p>
          <text:p text:style-name="P244">1. Le cadre commun de la compensation<text:tab/>19</text:p>
          <text:p text:style-name="P244">2. L'application de règles spécifiques de compensation à des cas particuliers<text:tab/>20</text:p>
          <text:p text:style-name="P243">I. Les moyens au service de la compensation écologique<text:tab/>23</text:p>
          <text:p text:style-name="P246">A. L'importance de l'expertise écologique et économique<text:tab/>23</text:p>
          <text:p text:style-name="P244">1. La nécessité essentielle de l’expertise naturaliste dans le cadre des mesures compensatoires<text:tab/>24</text:p>
          <text:p text:style-name="P247">1.1. De la nécessité d'identifier les impacts résiduels d'un projet<text:tab/>24</text:p>
          <text:p text:style-name="P247">1.2. De la détermination des mesures visant à compenser les impacts résiduels identifiés<text:tab/>25</text:p>
          <text:p text:style-name="P247">1.2. De la détermination des mesures visant à compenser les impacts résiduels identifiés<text:tab/>25</text:p>
          <text:p text:style-name="P244">2. Les outils de mesure économique au service de la compensation environnementale<text:tab/>27</text:p>
          <text:p text:style-name="P246">B. Les outils juridiques au service de la compensation<text:tab/>31</text:p>
          <text:p text:style-name="P244">1. L'importance préalable de l'étude environnementalel<text:tab/>31</text:p>
          <text:p text:style-name="P247">1.1. Le cadre de l'étude d'impact environnemental<text:tab/>31</text:p>
          <text:p text:style-name="P247">1.2. Les autres études environnementales<text:tab/>34</text:p>
          <text:p text:style-name="P244">2. Les outils de pérennisation de la compensation<text:tab/>36</text:p>
          <text:p text:style-name="P247">2.1. Les mécanismes de maîtrise foncière<text:tab/>36</text:p>
          <text:p text:style-name="P247">2.2. Les mécanismes de gestion<text:tab/>38</text:p>
          <text:p text:style-name="P243">II. Intérêts et limites de la compensation<text:tab/>40</text:p>
          <text:p text:style-name="P246">A. Les avantages de la compensation environnementale<text:tab/>40</text:p>
          <text:p text:style-name="P244">1. La meilleure prise en compte de l'environnement par le porteur de projet<text:tab/>41</text:p>
          <text:p text:style-name="P247">1.1. Les intérêts de la compensation dans le cadre des études environnementales<text:tab/>41</text:p>
          <text:p text:style-name="P247">1.2. L’intérêt de l'équivalence écologique en tant qu'outil de conciliation de l'écologie et de l'économie<text:tab/>43</text:p>
          <text:p text:style-name="P244">2. La compensation environnementale comme opportunité de financement de la conservation environnementale<text:tab/>44</text:p>
          <text:p text:style-name="P246">B. Les difficultés de compensation environnementale<text:tab/>45</text:p>
          <text:p text:style-name="P244">1. Les limites méthodologiques des mesures compensatoires<text:tab/>46</text:p>
          <text:p text:style-name="P247">1.1. Les problèmes éthiques de la compensation environnementale<text:tab/>46</text:p>
          <text:p text:style-name="P247">1.2. Les difficultés techniques et scientifiques<text:tab/>48</text:p>
          <text:p text:style-name="P244">2. Les problèmes d’efficacité des mesures compensatoires<text:tab/>50</text:p>
          <text:p text:style-name="P247"><text:soft-page-break/>2.1. Le problème d’éparpillement juridique des mesures compensatoires<text:tab/>50</text:p>
          <text:p text:style-name="P247">2.2. La difficulté d’identification de sites destinés à la compensation écologique<text:tab/>52</text:p>
          <text:p text:style-name="P243">Conclusion<text:tab/>55</text:p>
          <text:p text:style-name="P243">Bibliographie<text:tab/>56</text:p>
        </text:index-body>
      </text:table-of-content>
      <text:p text:style-name="P71"/>
      <text:p text:style-name="P95"><text:toc-mark-start text:id="IMark497182024" text:outline-level="1"/><text:span text:style-name="T164">PREMIERE PARTIE : RAPPORT DE STAGE</text:span><text:toc-mark-end text:id="IMark497182024"/></text:p>
      <text:p text:style-name="P33"><text:span text:style-name="T170">PARTIE 1 : RAPPORT D</text:span>E STAGE</text:p>
      <text:p text:style-name="P32">T<text:span text:style-name="T171">ITRE </text:span>1: P<text:span text:style-name="T171">RESENTATION DE LA STRUCTURE </text:span>A<text:span text:style-name="T171">EROPORTS DE </text:span>P<text:span text:style-name="T171">ARIS</text:span></text:p>
      <text:p text:style-name="P32"/>
      <text:p text:style-name="P32">Chapitre 1 : Présentation générale du Groupe Aéroports de Paris</text:p>
      <text:p text:style-name="P34">Section 1 : Quelques rappels essentiels</text:p>
      <text:p text:style-name="P34">Section 2 : Les activités du Groupe Aéroports de Paris</text:p>
      <text:p text:style-name="P34">Section 3 : Le Groupe Aéroports de Paris en quelques chiffres</text:p>
      <text:p text:style-name="P32"/>
      <text:p text:style-name="P32">Chapitre 2 : Présentation de l'Aéroport Paris Charles de Gaulle</text:p>
      <text:p text:style-name="P34">Section 1 : Quelques données chiffrées</text:p>
      <text:p text:style-name="P34">Section 2 : L'organisation de l'Aéroport Paris Charles de Gaulle</text:p>
      <text:p text:style-name="P34">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32"/>
      <text:p text:style-name="P32">Chapitre1 : Analyse des différents travaux demandés et effectués en Environnement et Santé Sécurité au Travail</text:p>
      <text:p text:style-name="P34">Section 1 : Etats des lieux et explication de la réglementation</text:p>
      <text:p text:style-name="P34">Section 2 : La participation aux réunions réseau: une porte d’entrée sur le monde de l’entreprise</text:p>
      <text:p text:style-name="P34">Section 3 : Veille règlementaire et conformité réglementaire</text:p>
      <text:p text:style-name="P34">Section 4 : Études de projet: quand la théorie rencontre la pratique</text:p>
      <text:p text:style-name="P34">Section 5 : Les visites de terrain</text:p>
      <text:p text:style-name="P34"/>
      <text:p text:style-name="P32">Chapitre 2: Les apports de ce stage à l'Aéroport Paris-Charles de Gaulle</text:p>
      <text:p text:style-name="P34">Section 1 : Les apports professionnels</text:p>
      <text:p text:style-name="P34">Section 2: Les apports personnels</text:p>
      <text:p text:style-name="P32"/>
      <text:p text:style-name="P32">Chapitre 3 : Les difficultés rencontrées lors de ces six mois de stage au pôle SMI de l'Aéroport Paris Charles de Gaulle</text:p>
      <text:p text:style-name="P34">Section 1 : Une adaptation rapide dans un monde inconnu</text:p>
      <text:p text:style-name="P34">Section 2: Une absence de temporalité</text:p>
      <text:p text:style-name="P35"/>
      <text:p text:style-name="P99"><text:toc-mark-start text:id="IMark497182024" text:outline-level="1"/>SECONDE PARTIE : MÉMOIRE<text:toc-mark-end text:id="IMark497182024"/></text:p>
      <text:p text:style-name="P70"><text:toc-mark-start text:id="IMark497173656" text:outline-level="2"/>Introduction<text:toc-mark-end text:id="IMark497173656"/></text:p>
      <text:p text:style-name="P2"><text:span text:style-name="T33"><text:tab/></text:span>La biosphère<text:note text:id="ftn1" text:note-class="footnote"><text:note-citation>1</text:note-citation><text:note-body><text:p text:style-name="P120">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21">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22"><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3"><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4">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2"><text:tab/>La <text:span text:style-name="T8">maîtrise</text:span> humaine sur l'environnement<text:note text:id="ftn6" text:note-class="footnote"><text:note-citation>6</text:note-citation><text:note-body><text:p text:style-name="P125">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6">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27"><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28">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29">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2"><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30">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2"><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31">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32">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3">«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2"><text:tab/>La solution retenue pour protéger des écosystèmes, qui sont mal pris en compte dans le système économique marchand actuel<text:note text:id="ftn15" text:note-class="footnote"><text:note-citation>15</text:note-citation><text:note-body><text:p text:style-name="P134">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5">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6">BRUNDTLAND, (G.H.) <text:span text:style-name="T7">Notre avenir à tous</text:span>, Commission mondiale de l'environnement et du développement, éditions du Fleuve, 1989, p. 179.</text:p><text:p text:style-name="Footnote"/></text:note-body></text:note>.</text:p>
      <text:p text:style-name="P2"><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37">LATOUCHE (S.), « Pour une société de décroissance », <text:span text:style-name="T8">Le Monde Diplomatique</text:span>, novembre 2003.</text:p><text:p text:style-name="Footnote"/></text:note-body></text:note>.</text:p>
      <text:p text:style-name="P2"><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2"><text:tab/>Il convient de distinguer les mesures d'évitement, de réduction et de compensation des impacts environnementaux. Ces outils interviennent successivement et répondent à des objectifs différents.</text:p>
      <text:p text:style-name="P2"><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3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2"><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39">HUBERT (S.) et al., « Lignes directrices nationales sur la séquence éviter, réduire et compenser les impacts sur les milieux naturels », Ibid., p. 193.</text:p><text:p text:style-name="P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40">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2"><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2"><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41"><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2"><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42">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2"><text:tab/>Il en résulte une diversité de la compensation à travers le monde. En France, le développement d'un cadre réglementaire est récent. La compensation existe aujourd'hui dans le cadre éclaté de nombreuses procédures.</text:p>
      <text:p text:style-name="P2"/>
      <text:p text:style-name="P60"><text:toc-mark-start text:id="IMark496784904" text:outline-level="3"/>A. Approche comparative<text:toc-mark-end text:id="IMark496784904"/></text:p>
      <text:p text:style-name="P75"/>
      <text:p text:style-name="P2"><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3">«<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4">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2">La compensation environnementale prend la forme de trois différents mécanismes<text:note text:id="ftn26" text:note-class="footnote"><text:note-citation>26</text:note-citation><text:note-body><text:p text:style-name="P145"><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44">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44">la mise en place d'une banque de compensation qui est en charge de la préservation ou de la restauration d'un site grâce à des crédits alloués par les opérateurs économiques afin de compenser les impacts de leurs projets ;</text:p>
        </text:list-item>
        <text:list-item>
          <text:p text:style-name="P44">la réalisation de mesures compensatoires individuelles par l'opérateur au titre de ses mesures compensatoires.</text:p>
        </text:list-item>
      </text:list>
      <text:p text:style-name="P2"><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2"/>
      <text:p text:style-name="P64"><text:toc-mark-start text:id="IMark497190776" text:outline-level="4"/>1. Les approches nord-américaines et australiennes fondées sur des banques de compensation<text:toc-mark-end text:id="IMark497190776"/></text:p>
      <text:p text:style-name="P2"/>
      <text:p text:style-name="P2"><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2"><text:tab/>Le système de compensation aux États-Unis<text:note text:id="ftn27" text:note-class="footnote"><text:note-citation>27</text:note-citation><text:note-body><text:p text:style-name="P146"><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47">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48">«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2"><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2"><text:tab/>L'exemple australien<text:note text:id="ftn30" text:note-class="footnote"><text:note-citation>30</text:note-citation><text:note-body><text:p text:style-name="P149">«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2"/>
      <text:p text:style-name="P100"><text:toc-mark-start text:id="IMark497185912" text:outline-level="4"/>2. Le développement de mécanismes de compensation sectorielle en Amérique Latine, en Asie et en Europe<text:toc-mark-end text:id="IMark497185912"/></text:p>
      <text:p text:style-name="P2"/>
      <text:p text:style-name="P2"><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50">« Standard on Biodiversity Offsets », Business and Biodiversity Offsets Programme (BBOP), <text:span text:style-name="T168">Ibid., </text:span>p. 30</text:p><text:p text:style-name="Footnote"/></text:note-body></text:note>.</text:p>
      <text:p text:style-name="P2"><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51">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52"><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2"/>
      <text:p text:style-name="P60"><text:toc-mark-start text:id="IMark496783960" text:outline-level="4"/>3. L'émergence de la compensation environnementale en Afrique<text:toc-mark-end text:id="IMark496783960"/></text:p>
      <text:p text:style-name="P2"><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3">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2"/>
      <text:p text:style-name="P62"><text:toc-mark-start text:id="IMark497184728" text:outline-level="3"/>B. Construction progressive d<text:span text:style-name="T175">u</text:span> cadre juridique <text:span text:style-name="T175">d</text:span>es mesures compensatoires en France<text:toc-mark-end text:id="IMark497184728"/></text:p>
      <text:p text:style-name="P77"/>
      <text:p text:style-name="P2"><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2"><text:tab/>Les mesures compensatoires sont principalement mises en œuvre individuellement par les porteurs de projet. Depuis 2008, la CDC Biodiversité<text:note text:id="ftn35" text:note-class="footnote"><text:note-citation>35</text:note-citation><text:note-body><text:p text:style-name="P154">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2"/>
      <text:p text:style-name="P90"><text:toc-mark-start text:id="IMark497185832" text:outline-level="4"/>1. Le lent développement du cadre juridique des mesures compensatoires dans les études d'impact environnemental <text:span text:style-name="T165">depuis</text:span> 1976<text:toc-mark-end text:id="IMark497185832"/></text:p>
      <text:p text:style-name="P2"/>
      <text:p text:style-name="P2"><text:tab/>La loi n°76-629 du 10 juillet 1976 relative à la protection de la Nature<text:note text:id="ftn36" text:note-class="footnote"><text:note-citation>36</text:note-citation><text:note-body><text:p text:style-name="P155"><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107"><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104">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04">Un décret en Conseil d'Etat précise les modalités d'application du présent article.</text:p>
      <text:p text:style-name="P107"><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2"><text:tab/>Le Décret n°77-1141 du 12 Octobre 1977<text:note text:id="ftn37" text:note-class="footnote"><text:note-citation>37</text:note-citation><text:note-body><text:p text:style-name="P156">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2"><text:s/>l'obligation de réaliser des mesures compensatoires avant la mise en service de l'autoroute<text:note text:id="ftn38" text:note-class="footnote"><text:note-citation>38</text:note-citation><text:note-body><text:p text:style-name="P157">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118"/>
      <text:p text:style-name="P119"><text:toc-mark-start text:id="IMark497185832" text:outline-level="4"/>2. La nouvelle impulsion issue du Droit communautaire<text:toc-mark-end text:id="IMark497185832"/></text:p>
      <text:p text:style-name="P118"/>
      <text:p text:style-name="P118"><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58">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59">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60">Code de l'environnement, art. L. 414-4.</text:p><text:p text:style-name="Footnote"/></text:note-body></text:note> .</text:p>
      <text:p text:style-name="P118"/>
      <text:p text:style-name="P119"><text:toc-mark-start text:id="IMark497185832" text:outline-level="4"/>3. La consécration réglementaire des mesures compensatoires par le Grenelle de l'environnement<text:toc-mark-end text:id="IMark497185832"/></text:p>
      <text:p text:style-name="P2"/>
      <text:p text:style-name="P2"><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61">Code de l'environnement, art. L 411-1 et 411-2.</text:p><text:p text:style-name="Footnote"/></text:note-body></text:note>, pour l’application des procédures de la loi sur l’eau<text:note text:id="ftn43" text:note-class="footnote"><text:note-citation>43</text:note-citation><text:note-body><text:p text:style-name="P162"><text:span text:style-name="T50">C</text:span>ode de l'environnement, art. R. 214-6.</text:p><text:p text:style-name="Footnote"/></text:note-body></text:note> et pour les projets de défrichement<text:note text:id="ftn44" text:note-class="footnote"><text:note-citation>44</text:note-citation><text:note-body><text:p text:style-name="P163">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2"><text:tab/>La loi n°2009-967 du 3 août 2009 de programmation relative à la mise en œuvre du Grenelle de l'environnement<text:note text:id="ftn46" text:note-class="footnote"><text:note-citation>46</text:note-citation><text:note-body><text:p text:style-name="P165">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6">Code de l'environnement, art. R. 371-16</text:p><text:p text:style-name="Footnote"/></text:note-body></text:note> qui se définit par la libre circulation des espèces.</text:p>
      <text:p text:style-name="P2"><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67">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68">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69">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2"/>
      <text:p text:style-name="P62"><text:toc-mark-start text:id="IMark497184968" text:outline-level="3"/>C. Cadre réglementaire de la compensation<text:toc-mark-end text:id="IMark497184968"/></text:p>
      <text:p text:style-name="P2"/>
      <text:p text:style-name="P2"><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2"><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70">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2"><text:soft-page-break/><text:tab/><text:span text:style-name="T174">Le schéma suivant est habituellement utilisé afin de présenter la séquence « éviter, réduire, compenser » :</text:span></text:p>
      <text:p text:style-name="P2"/>
      <text:p text:style-name="P2"><draw:frame draw:style-name="fr1" draw:name="Image1" text:anchor-type="paragraph" svg:width="9.499cm" svg:height="10.636cm" draw:z-index="0"><draw:image xlink:href="Pictures/100000000000016700000192D9B03A28.png" xlink:type="simple" xlink:show="embed" xlink:actuate="onLoad"/></draw:frame></text:p>
      <text:p text:style-name="P60"><text:toc-mark-start text:id="IMark497185832" text:outline-level="4"/>1. Le cadre commun de la compensation<text:toc-mark-end text:id="IMark497185832"/></text:p>
      <text:p text:style-name="P2"/>
      <text:p text:style-name="P2"><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02">« <text:span text:style-name="T8">L'étude d'impact présente [...] 7° Les mesures prévues par le pétitionnaire ou le maître de l'ouvrage pour :</text:span></text:p>
      <text:p text:style-name="P101">- éviter les effets négatifs notables du projet sur l'environnement ou la santé humaine et réduire les effets n'ayant pu être évités ;</text:p>
      <text:p text:style-name="P102"><text:span text:style-name="T8">- compenser, lorsque cela est possible, les effets négatifs notables du projet sur l'environnement ou la santé humaine qui n'ont pu être ni évités ni suffisamment réduits. S'il n'est pas </text:span><text:soft-page-break/><text:span text:style-name="T8">possible de compenser ces effets, le pétitionnaire ou le maître d'ouvrage justifie cette impossibilité </text:span>»<text:note text:id="ftn52" text:note-class="footnote"><text:note-citation>52</text:note-citation><text:note-body><text:p text:style-name="P171">Code de l'environnement, art. R. 122-5.</text:p><text:p text:style-name="Footnote"/></text:note-body></text:note>.</text:p>
      <text:p text:style-name="P2"><text:tab/>Dans le cadre de l'étude d'impact, la compensation s'applique à un champ large. Elle vise les impacts à la fois sur l'environnement et la santé humaine.</text:p>
      <text:p text:style-name="P2"><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2"><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2"><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2"/>
      <text:p text:style-name="P60"><text:toc-mark-start text:id="IMark497152520" text:outline-level="4"/>2. L'application de règles spécifiques de compensation à des cas particuliers<text:toc-mark-end text:id="IMark497152520"/></text:p>
      <text:p text:style-name="P2"/>
      <text:p text:style-name="P2"><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2"><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2"><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2"><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2"><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72"><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3">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2"><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4">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2"><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2"><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2"><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80">« Utilisation du territoire en France métropolitaine »<text:span text:style-name="T8">. Agreste Primeur</text:span>, numéro 313, Juin 2014, p. 1.</text:p><text:p text:style-name="Footnote"/></text:note-body></text:note>. Dès lors, un problème quantitatif et qualitatif semble apparaître.</text:p>
      <text:p text:style-name="P2"><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2"><text:tab/>La réponse à cette question n'est pas aisée du fait du cadre éclaté des mesures compensatoires et de leur mise en œuvre effective relativement récente<text:note text:id="ftn57" text:note-class="footnote"><text:note-citation>57</text:note-citation><text:note-body><text:p text:style-name="P181">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40" text:outline-level="3"/>
      <text:p text:style-name="P113"><text:toc-mark-start text:id="IMark497185816" text:outline-level="2"/>I. Les moyens au service de la compensation écologique<text:toc-mark-end text:id="IMark497185816"/></text:p>
      <text:p text:style-name="P1"/>
      <text:p text:style-name="P1"><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1"><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15" text:outline-level="4"/>
      <text:p text:style-name="P111"><text:toc-mark-start text:id="IMark497246312" text:outline-level="3"/>A. L'importance de l'expertise écologique et économique<text:toc-mark-end text:id="IMark497246312"/></text:p>
      <text:p text:style-name="P41"/>
      <text:p text:style-name="P1"><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82">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1"><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83">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4">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1"><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79"/>
      <text:p text:style-name="P59"><text:toc-mark-start text:id="IMark497253432" text:outline-level="4"/>1. La nécessité essentielle de l’expertise naturaliste dans le cadre des mesures compensatoires<text:toc-mark-end text:id="IMark497253432"/></text:p>
      <text:p text:style-name="P1"/>
      <text:p text:style-name="P1"><text:tab/>En écologie, la notion d'équivalence écologique est floue<text:note text:id="ftn61" text:note-class="footnote"><text:note-citation>61</text:note-citation><text:note-body><text:p text:style-name="P6"><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1"/>
      <text:p text:style-name="P58"><text:toc-mark-start text:id="IMark497158408" text:outline-level="5"/>1.1. De la nécessité d'identifier les impacts résiduels d'un projet<text:toc-mark-end text:id="IMark497158408"/></text:p>
      <text:p text:style-name="P1"/>
      <text:p text:style-name="P1"><text:span text:style-name="T23"><text:tab/>En premier lieu, l’étude des impacts résultant du projet peut être menée suivant les méthodes de l’écologie de la conservation</text:span><text:note text:id="ftn62" text:note-class="footnote"><text:note-citation>62</text:note-citation><text:note-body><text:p text:style-name="P185">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6">«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text:span><text:soft-page-break/><text:span text:style-name="T23">impacté. L’écologie de la conservation insiste sur les espèces et les habitats, l’écologie fonctionnelle vise les fonctions et les services écosystémiques. </text:span></text:p>
      <text:p text:style-name="P1"><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1"><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7">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1"><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88">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1"><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1"/>
      <text:p text:style-name="P58"><text:toc-mark-start text:id="IMark497251832" text:outline-level="5"/>1.2. De la détermination des mesures visant à compenser les impacts résiduels identifiés<text:toc-mark-end text:id="IMark497251832"/></text:p>
      <text:p text:style-name="P1"><text:soft-page-break/></text:p>
      <text:p text:style-name="P1"><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89">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protégée </text:span>»<text:note text:id="ftn67" text:note-class="footnote"><text:note-citation>67</text:note-citation><text:note-body><text:p text:style-name="P190">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91">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1"><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92">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108">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1"><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17"><text:tab/>La compensation écologique consiste principalement en trois types de mesures : les mesures de restauration ou de réhabilitation ; les mesures de préservation et de mise en valeur et les mesures de création.</text:p>
      <text:p text:style-name="P117"><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17"/>
      <text:p text:style-name="P117"><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93">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17"/>
      <text:p text:style-name="P61"><text:toc-mark-start text:id="IMark497187336" text:outline-level="4"/>2. Les outils de mesure économique au service de la compensation environnementale<text:toc-mark-end text:id="IMark497187336"/></text:p>
      <text:p text:style-name="P1"/>
      <text:p text:style-name="P1"><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4"><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194"><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35"><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5">STERN (N.). <text:span text:style-name="T1">2008. "The Economics of Climate Change." </text:span><text:span text:style-name="T26">American Economic Review</text:span><text:span text:style-name="T23">, 98(2): 1-37, 45 p.</text:span></text:p><text:p text:style-name="P3"/></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4"><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6">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1"><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7">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text:span></text:span><text:soft-page-break/><text:span text:style-name="st"><text:span text:style-name="T24">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1"><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23"><text:tab/>Ces outils peuvent être utilisés après avoir déterminé l'équivalence écologique et les coefficients à appliquer à cette équivalence.</text:span></text:span></text:p>
      <text:p text:style-name="P1"><text:tab/>Fabien QU<text:span text:style-name="T177">É</text:span>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1"><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1"><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98"><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08">Dans le cadre du réseau Natura 2000, « <text:span text:style-name="T7">la localisation de la mesure compensatoire doit être </text:span><text:soft-page-break/><text:span text:style-name="T7">de nature à permettre de sauvegarder la cohérence du réseau</text:span> »<text:note text:id="ftn76" text:note-class="footnote"><text:note-citation>76</text:note-citation><text:note-body><text:p text:style-name="P199"><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1"><text:tab/>La dimension temporelle des mesures compensatoires <text:span text:style-name="T177">consiste en</text:span> un principe d’antériorité des mesures compensatoires par rapport à tout impact du projet. La dimension temporelle réside également dans la durée de la mesure compensatoire.</text:p>
      <text:p text:style-name="P1"><text:tab/>La dimension sociétale signifie que les mesures compensatoires envisagées tiennent compte des populations humaines impactées par le projet. Ainsi, la fonction récréative d’un écosystème doit être compensée par le maître d’ouvrage.</text:p>
      <text:p text:style-name="P1"><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200"><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201"><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1"><text:span text:style-name="st"><text:tab/>Il apparaît donc que la détermination du niveau de compensation met en œuvre des </text:span><text:soft-page-break/><text:span text:style-name="st">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6"/>
      <text:p text:style-name="P63"><text:bookmark-start text:name="__RefHeading__6909_869735232"/><text:toc-mark-start text:id="IMark497252616" text:outline-level="3"/>B. Les outils juridiques au service de la compensation<text:bookmark-end text:name="__RefHeading__6909_869735232"/><text:toc-mark-end text:id="IMark497252616"/></text:p>
      <text:p text:style-name="P1"/>
      <text:p text:style-name="P1"><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1"/>
      <text:p text:style-name="P59"><text:toc-mark-start text:id="IMark497253432" text:outline-level="4"/>1. L'importance préalable de l'étude environnementa<text:span text:style-name="T176">le</text:span>l<text:toc-mark-end text:id="IMark497253432"/></text:p>
      <text:p text:style-name="P1"/>
      <text:p text:style-name="P1"><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202"><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83">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83"/>
      <text:p text:style-name="P92"><text:toc-mark-start text:id="IMark497188312" text:outline-level="5"/>1.1. Le cadre de l'étude d'impact environnemental<text:toc-mark-end text:id="IMark497188312"/></text:p>
      <text:p text:style-name="P93"/>
      <text:p text:style-name="P1"><text:soft-page-break/><text:tab/>L'étude d'impact environnemental vise à évaluer les impacts du fonctionnement normal<text:note text:id="ftn80" text:note-class="footnote"><text:note-citation>80</text:note-citation><text:note-body><text:p text:style-name="P203">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4">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05">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6">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1"><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1"><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1"><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48"><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07">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5"><text:span text:style-name="Default_20_Paragraph_20_Font"><text:span text:style-name="T130"/></text:span></text:p></text:note-body></text:note></text:span><text:span text:style-name="T131">.</text:span></text:p>
      <text:p text:style-name="P1"><text:tab/>Enfin, la méthodologie sur laquelle s'est basée l'étude d'impact pour décrire l'état initial du site et les effets doit être justifiée par le maître d'ouvrage.</text:p>
      <text:p text:style-name="P83">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08"><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1"><text:span text:style-name="T23"><text:tab/>Les installations classées pour la protection</text:span><text:note text:id="ftn87" text:note-class="footnote"><text:note-citation>87</text:note-citation><text:note-body><text:p text:style-name="P209"><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1"><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10">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1"><text:tab/>Il existe également une étude environnementale dans le cadre de la loi sur l’Eau <text:span text:style-name="T176">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11">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12">Code de l’environnement, art. R. 214-6-II 4° d).</text:p><text:p text:style-name="footnote_20_text"/></text:note-body></text:note>. Le document d’incidence constitue un cadre <text:span text:style-name="T176">légèrement </text:span>moins contraignant que l’étude d’impact<text:note text:id="ftn91" text:note-class="footnote"><text:note-citation>91</text:note-citation><text:note-body><text:p text:style-name="P213">Le document d’incidences ne doit pas être établi conformément aux dispositions de l’article R. 122-1 du code de l’environnement : Conseil d’Etat, 3 octobre 1997, n°170585.</text:p><text:p text:style-name="Footnote"/></text:note-body></text:note>. </text:p>
      <text:p text:style-name="P1"/>
      <text:p text:style-name="P57"><text:toc-mark-start text:id="IMark497252616" text:outline-level="5"/>1.2. Les autres études environnementales<text:toc-mark-end text:id="IMark497252616"/></text:p>
      <text:p text:style-name="P1"/>
      <text:p text:style-name="P1"><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4">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1"><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5"><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85">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16">Conseil d’Etat, 13 déc. 2013, n° 349541.</text:p><text:p text:style-name="Footnote"/></text:note-body></text:note>. </text:p>
      <text:p text:style-name="P85"><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7">Code de l'environnement, art. R. 214-6 ; R. 214-32 et R. 414-22.</text:p><text:p text:style-name="Footnote"/></text:note-body></text:note></text:span><text:span text:style-name="T49">.</text:span></text:p>
      <text:p text:style-name="P83">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84"><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28"><text:span text:style-name="T19">Les mesures compensatoires pour la biodiversité – Principes et projet de mise en œuvre en Région PACA, </text:span><text:span text:style-name="T90">Direction régionale de l'environnement Provence-Alpes-Côte-d'Azur, 2009,</text:span> p. 22.</text:p><text:p text:style-name="P228"/></text:note-body></text:note></text:span><text:span text:style-name="T131">.</text:span></text:p>
      <text:p text:style-name="P83">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83">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79"/>
      <text:p text:style-name="P66"><text:toc-mark-start text:id="IMark497193240" text:outline-level="4"/><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toc-mark-end text:id="IMark497193240"/></text:p>
      <text:p text:style-name="P73"/>
      <text:p text:style-name="P1"><text:tab/>Un élément central de la réussite des mesures compensatoires consiste dans la pérennisation de la réhabilitation<text:note text:id="ftn97" text:note-class="footnote"><text:note-citation>97</text:note-citation><text:note-body><text:p text:style-name="P218">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1"/>
      <text:p text:style-name="P56"><text:toc-mark-start text:id="IMark497188312" text:outline-level="5"/>2.1. Les mécanismes de maîtrise foncière<text:toc-mark-end text:id="IMark497188312"/></text:p>
      <text:p text:style-name="P76"/>
      <text:p text:style-name="P1"><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1"><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1"><text:tab/>Une déclaration d'utilité publique est un acte administratif de nature hybride<text:note text:id="ftn98" text:note-class="footnote"><text:note-citation>98</text:note-citation><text:note-body><text:p text:style-name="P175"><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19">Code général des collectivités territoriales, article L. 4221-3.</text:p><text:p text:style-name="P3"/></text:note-body></text:note> ainsi que l’avis des Chambres d'agriculture lorsque l'opération entraîne la réduction des espaces agricoles ou forestiers<text:note text:id="ftn100" text:note-class="footnote"><text:note-citation>100</text:note-citation><text:note-body><text:p text:style-name="P220">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1"><text:tab/>L'expropriation pour cause d'utilité publique est, à la suite de la déclaration d'utilité publique, prononcée après une procédure administrative et judiciaire complexe.</text:p>
      <text:p text:style-name="P1"><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1"><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1"><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21">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1"><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1"><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81"><text:soft-page-break/><text:tab/>Ces outils de gestion patrimoniale peuvent tenir compte, en fonction de la sensibilité du milieu, de zones tampons visant à diminuer les nuisances extérieures sur le site, et à assurer la multifonctionnalité du site.</text:p>
      <text:p text:style-name="P81"><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81"/>
      <text:p text:style-name="P91"><text:toc-mark-start text:id="IMark497247800" text:outline-level="5"/>2.2. Les mécanismes de gestion<text:toc-mark-end text:id="IMark497247800"/></text:p>
      <text:p text:style-name="P94"/>
      <text:p text:style-name="P47"><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13">Code de l'environnement, art. L. 332-1 et suivants.</text:p><text:p text:style-name="P13"/></text:note-body></text:note></text:span><text:span text:style-name="T131"> ; les réserves naturelles régionales mises en places pour la protection de la faune, de la flore, ou des milieux naturels, par délibération du conseil régional</text:span><text:span text:style-name="T131"><text:note text:id="ftn103" text:note-class="footnote"><text:note-citation>103</text:note-citation><text:note-body><text:p text:style-name="P17">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47"><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82">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4"><text:toc-mark-start text:id="IMark497188568" text:outline-level="2"/>II. <text:span text:style-name="T68">Intérêts</text:span> et limites de la compensation<text:toc-mark-end text:id="IMark497188568"/></text:p>
      <text:p text:style-name="P89"/>
      <text:p text:style-name="P89"><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89"><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2"><text:toc-mark-start text:id="IMark497185832" text:outline-level="3"/>A. Les avantages de la compensation environnementale<text:toc-mark-end text:id="IMark497185832"/></text:p>
      <text:p text:style-name="P236"/>
      <text:p text:style-name="P53"><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53"><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49">atteindre un résultat de non perte nette de biodiversité ;</text:p>
        </text:list-item>
        <text:list-item>
          <text:p text:style-name="P49">tendre vers un gain de biodiversité ;</text:p>
        </text:list-item>
        <text:list-item>
          <text:p text:style-name="P49">respecter la hiérarchie des mesures d'atténuation (éviter, réduire, compenser) ;</text:p>
        </text:list-item>
        <text:list-item>
          <text:p text:style-name="P49">poser des limites au principe de compensation ;</text:p>
        </text:list-item>
        <text:list-item>
          <text:p text:style-name="P49">prendre en compte le contexte local ;</text:p>
        </text:list-item>
        <text:list-item>
          <text:p text:style-name="P49"><text:soft-page-break/>faire participer l'ensemble des parties prenantes ;</text:p>
        </text:list-item>
        <text:list-item>
          <text:p text:style-name="P49">mettre en œuvre une mesure de compensation de façon justifiée, équilibrée et équitable ;</text:p>
        </text:list-item>
        <text:list-item>
          <text:p text:style-name="P49">fixer un objectif de résultats sur du long terme ;</text:p>
        </text:list-item>
        <text:list-item>
          <text:p text:style-name="P49">être transparent et communiquer ses résultats :</text:p>
        </text:list-item>
        <text:list-item>
          <text:p text:style-name="P49">respecter les savoirs-faire traditionnels lors de la mise en place des mesures de compensation.</text:p>
        </text:list-item>
      </text:list>
      <text:p text:style-name="P53"><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53"/>
      <text:p text:style-name="P67"><text:toc-mark-start text:id="IMark497251832" text:outline-level="4"/><text:span text:style-name="T74">1</text:span><text:span text:style-name="T69">. </text:span><text:span text:style-name="T75">La meilleure prise en compte de l'environnement par le porteur de projet</text:span><text:toc-mark-end text:id="IMark497251832"/></text:p>
      <text:p text:style-name="P50"/>
      <text:p text:style-name="P50"><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7">L<text:span text:style-name="T99">'insertion de mesures compensatoires dans un projet ne permet pas la validation automatique d'un projet.</text:span></text:p><text:p text:style-name="P7"/></text:note-body></text:note></text:span><text:span text:style-name="T76">, permet indéniablement une meilleure prise en compte de l'environnement, en particulier de la biodiversité par le pétitionnaire. </text:span></text:p>
      <text:p text:style-name="P53"/>
      <text:p text:style-name="P69"><text:toc-mark-start text:id="IMark497192472" text:outline-level="5"/>1.1. Les intérêts de la compensation dans le cadre des études environnementales<text:toc-mark-end text:id="IMark497192472"/></text:p>
      <text:p text:style-name="P53"/>
      <text:p text:style-name="P53"><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7">Conseil d'Etat, 10 juin 1983, n° 46877, Recueil Lebon, pp. 255-256.</text:p><text:p text:style-name="P7"/></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53"><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8">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9">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22"/></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10"><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23"/></text:note-body></text:note></text:span><text:span text:style-name="T119">.</text:span><text:tab/></text:p>
      <text:p text:style-name="P51"><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53"><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14">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53"/>
      <text:p text:style-name="P69"><text:toc-mark-start text:id="IMark497244568" text:outline-level="5"/>1.2. <text:span text:style-name="T122">L’intérêt de l'équivalence écologique en tant qu'outil de conciliation de l'écologie et de l'économie</text:span><text:toc-mark-end text:id="IMark497244568"/></text:p>
      <text:p text:style-name="P54"/>
      <text:p text:style-name="P53"><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54"><text:tab/>L'équivalence écologique dans le cadre de l'autorisation de défrichement illustre l’intérêt des mesures compensatoires afin d'atteindre des projets neutres.</text:p>
      <text:p text:style-name="P54"><text:tab/>La compensation environnementale pour les autorisations de défrichement apparaît comme le système <text:span text:style-name="T123">L</text:span>e plus abouti. <text:span text:style-name="T124">L'article L. 341-6 du Code forestier dispose :</text:span></text:p>
      <text:p text:style-name="P105"><text:span text:style-name="T69">« </text:span>L'autorité administrative compétente de l'Etat peut subordonner son autorisation au respect d'une ou plusieurs des conditions suivantes : [...]</text:p>
      <text:p text:style-name="P106"><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86"><text:tab/></text:p>
      <text:p text:style-name="P88"><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88"/>
      <text:p text:style-name="P88"><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53"/>
      <text:p text:style-name="P68"><text:toc-mark-start text:id="IMark497252600" text:outline-level="4"/>2. La compensation environnementale comme opportunité de financement de la conservation environnementale<text:toc-mark-end text:id="IMark497252600"/></text:p>
      <text:p text:style-name="P52"><text:tab/></text:p>
      <text:p text:style-name="P80"><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11">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80"><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12"><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4"/></text:note-body></text:note></text:span><text:span text:style-name="T65">.</text:span></text:p>
      <text:p text:style-name="P46"><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16"><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15"/></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29"><text:span text:style-name="T19">Les mesures compensatoires pour la biodiversité – Principes et projet de mise en œuvre en Région PACA, </text:span><text:span text:style-name="T90">Direction régionale de l'environnement Provence-Alpes-Côte-d'Azur, 2009, p.</text:span> 24.</text:p><text:p text:style-name="P229"/></text:note-body></text:note></text:span><text:span text:style-name="T52">.</text:span></text:p>
      <text:p text:style-name="P87"><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87"/>
      <text:p text:style-name="P74"><text:toc-mark-start text:id="IMark496784552" text:outline-level="3"/><text:span text:style-name="T162">B. Les difficultés de compensation environnementale</text:span><text:toc-mark-end text:id="IMark496784552"/></text:p>
      <text:p text:style-name="P45"/>
      <text:p text:style-name="P45"><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42"><text:s/>XXXXXXXXXXXXXX ?????</text:p><text:p text:style-name="P239"/></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7"><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8"/></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45"/>
      <text:p text:style-name="P65"><text:toc-mark-start text:id="IMark497253416" text:outline-level="4"/><text:span text:style-name="T137">1. </text:span>Les limites méthodologiques des mesures compensatoires<text:toc-mark-end text:id="IMark497253416"/></text:p>
      <text:p text:style-name="P45"/>
      <text:p text:style-name="P45"><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45"/>
      <text:p text:style-name="P55"><text:toc-mark-start text:id="IMark497252600" text:outline-level="5"/><text:span text:style-name="T137">1.1. </text:span>Les problèmes éthiques de la compensation environnementale<text:toc-mark-end text:id="IMark497252600"/></text:p>
      <text:p text:style-name="P45"/>
      <text:p text:style-name="P45"><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41"/></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P233"><text:s/>RETROUVER LA RÉFÉRENCE !!!</text:p><text:p text:style-name="P239"/></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9"/></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45"><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45"><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40"/></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9"/></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45"><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3">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33"><text:s/>UNTERMAIER XXXXXXXXX ?????</text:p><text:p text:style-name="P239"/></text:note-body></text:note></text:span></text:span><text:span text:style-name="T133">. L’auteur s’indignait « compenser, et détruire ».</text:span></text:p>
      <text:p text:style-name="P45"><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41"/></text:note-body></text:note></text:span></text:span><text:span text:style-name="T133">. </text:span></text:p>
      <text:p text:style-name="P45"><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45"/>
      <text:p text:style-name="P55"><text:toc-mark-start text:id="IMark497157944" text:outline-level="5"/><text:span text:style-name="T137">1.2. </text:span>Les difficultés techniques et scientifiques <text:toc-mark-end text:id="IMark497157944"/></text:p>
      <text:p text:style-name="P45"/>
      <text:p text:style-name="P45"><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41"/></text:note-body></text:note></text:span></text:span></text:p>
      <text:p text:style-name="P45"><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41"/></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7"/></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45"><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41"/></text:note-body></text:note></text:span></text:span><text:span text:style-name="Default_20_Paragraph_20_Font"><text:span text:style-name="T112">.</text:span></text:span></text:p>
      <text:p text:style-name="P45"><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41"/></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45"><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45"><text:span text:style-name="Default_20_Paragraph_20_Font"><text:span text:style-name="T11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45"><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45"/>
      <text:p text:style-name="P65"><text:toc-mark-start text:id="IMark65801000" text:outline-level="4"/>2. Les problèmes d’efficacité des mesures compensatoires<text:toc-mark-end text:id="IMark65801000"/></text:p>
      <text:p text:style-name="P45"/>
      <text:p text:style-name="P45"><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45"><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45"/>
      <text:p text:style-name="P55"><text:toc-mark-start text:id="IMark490608520" text:outline-level="5"/>2.1. Le problème d’éparpillement juridique des mesures compensatoires<text:toc-mark-end text:id="IMark490608520"/></text:p>
      <text:p text:style-name="P45"/>
      <text:p text:style-name="P45"><text:span text:style-name="T133"><text:tab/>Notons à titre liminaire que les critiques adressées généralement au cadre des études environnementales s’appliquent aux mesures compensatoires. Parmi ces critiques, le problème de </text:span><text:soft-page-break/><text:span text:style-name="T13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41"/></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45"><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31"><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31"/></text:note-body></text:note></text:span></text:span><text:span text:style-name="T133">.</text:span></text:p>
      <text:p text:style-name="P45"><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18"/></text:note-body></text:note></text:span></text:span><text:span text:style-name="T133">.</text:span></text:p>
      <text:p text:style-name="P45"><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41"/></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41"/></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45"><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45"><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45"/>
      <text:p text:style-name="P55"><text:toc-mark-start text:id="IMark65801000" text:outline-level="5"/>2.2. La difficulté d’identification de sites destinés à la compensation écologique<text:toc-mark-end text:id="IMark65801000"/></text:p>
      <text:p text:style-name="P45"/>
      <text:p text:style-name="P45"><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45"><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6">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5"/></text:note-body></text:note></text:span></text:span><text:span text:style-name="Default_20_Paragraph_20_Font"><text:span text:style-name="T118">.</text:span></text:span></text:p>
      <text:p text:style-name="P45"><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45"><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41"/></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41"/></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41"/></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45"><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30"><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30"><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45"><text:soft-page-break/><text:span text:style-name="Default_20_Paragraph_20_Font"><text:span text:style-name="T10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45"><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96"><text:toc-mark-start text:id="IMark496615688" text:outline-level="2"/>Conclusion<text:toc-mark-end text:id="IMark496615688"/></text:p>
      <text:p text:style-name="P78"/>
      <text:p text:style-name="P109"><text:toc-mark-start text:id="IMark497313592" text:outline-level="2"/>Bibliographie<text:toc-mark-end text:id="IMark497313592"/></text:p>
      <text:p text:style-name="P31"/>
      <text:p text:style-name="P31"><text:span text:style-name="T90">R</text:span><text:span text:style-name="T69">éférences normatives</text:span></text:p>
      <text:p text:style-name="P179"/>
      <text:p text:style-name="P179"><text:span text:style-name="T23">Directive 92/43/CEE DU CONSEIL du 21 mai 1992 concernant la conservation des habitats naturels ainsi que de la faune et de la flore sauvages, Journal Officiel, L 206, 22.7.1992, p.7, Article 6 Paragraphe 4.</text:span></text:p>
      <text:p text:style-name="P176"/>
      <text:p text:style-name="P176"><text:span text:style-name="T95">Loi n° 76-629 du 10 juillet 1976 relative à la protection de la nature, publiée au Journal Officiel du 13 juillet 1976.</text:span></text:p>
      <text:p text:style-name="P177"/>
      <text:p text:style-name="P176"><text:span text:style-name="T96">Loi n° 2008-757 du 1er août 2008 relative à la responsabilité environnementale et à diverses dispositions d'adaptation au droit communautaire dans le domaine de l'environnement, publiée le 2 août 2008.</text:span></text:p>
      <text:p text:style-name="P36"/>
      <text:p text:style-name="P177"><text:span text:style-name="T69">LOI n° 2009-967 du 3 août 2009 de programmation relative à la mise en œuvre du Grenelle de l'environnement, publiée au Journal Officiel du 5 août 2009.</text:span></text:p>
      <text:p text:style-name="P177"/>
      <text:p text:style-name="P177"><text:span text:style-name="T69">LOI n° 2010-788 du 12 juillet 2010 portant engagement national pour l'environnement, publiée au Journal Officiel du 13 juillet 2010.</text:span></text:p>
      <text:p text:style-name="P177"><text:span text:style-name="T69"/></text:p>
      <text:p text:style-name="P177"><text:span text:style-name="T69">Décret n° 2011-2019 du 29 décembre 2011 portant réforme des études d'impact des projets de travaux, d'ouvrages ou d'aménagements, publiée au Journal Officiel du 30 décembre 2011.</text:span></text:p>
      <text:p text:style-name="P176"/>
      <text:p text:style-name="P176"><text:span text:style-name="T95">Décret n°77-1141 du 12 octobre 1977 pris pour l'application de l'article 2 de la loi n° 76-629 du 10 juillet 1976 relative à la protection de la nature, publié au Journal Officiel du 13 Octobre 1977.</text:span></text:p>
      <text:p text:style-name="P176"/>
      <text:p text:style-name="P37"><text:span text:style-name="T95">Arrêté du 20 décembre 2004 fixant la liste des animaux de la faune marine protégés sur l'ensemble du territoire, Journal Officiel du 7 janvier 2005.</text:span></text:p>
      <text:p text:style-name="P22"/>
      <text:p text:style-name="P25"><text:span text:style-name="T69">Articles</text:span></text:p>
      <text:p text:style-name="P22"/>
      <text:p text:style-name="P22"><text:span text:style-name="T69">BILLET (P.), « La prise en compte de la faune sauvage dans le cadre des procédures d'aménagement, de gestion et d'occupation de l'espace : réalités d'une apparence juridique », Natures Sciences Sociétés 14, 2006, pp. 13-21.</text:span></text:p>
      <text:p text:style-name="P22"/>
      <text:p text:style-name="P22">CAMPROUX-DUFFRÈNE <text:span text:style-name="T23">(M.-P.) </text:span>et LUCAS <text:span text:style-name="T23">(M.)</text:span>, « L’ombre portée sur l’avenir de la trame verte et bleue. Quelques réflexions juridiques », Développement durable et territoires, Vol. 3, n° 2 | Juillet 2012.</text:p>
      <text:p text:style-name="P20"/>
      <text:p text:style-name="P23"><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20"/>
      <text:p text:style-name="P23"><text:span text:style-name="T69">HOSTIOU (R.), « Des limites du contrôle du juge administratif sur une décision de refus d'engager des travaux d'utilité publique », </text:span>Actualités juridiques, Droit immobilier (AJDI)<text:span text:style-name="T69">, 2004, p. 303.</text:span></text:p>
      <text:p text:style-name="P20"/>
      <text:p text:style-name="P176"><text:span text:style-name="T69">LATOUCHE (S.), « Pour une société de décroissance », </text:span>Le Monde Diplomatique<text:span text:style-name="T69">, novembre 2003.</text:span></text:p>
      <text:p text:style-name="P22"/>
      <text:p text:style-name="P22">LIMA (G. B), « Les diverses formes pour la compensation dans la protection juridique de l’environnement : un défi pour l’épistémologie juridique », ACDI-Anuario Colombiano de Derecho International vol.7, <text:s/>Bogotá <text:s/>pp. 161-188.</text:p>
      <text:p text:style-name="P22"><text:soft-page-break/></text:p>
      <text:p text:style-name="P20">LUCAS (M.), « La compensation écologique des zones humides en France : vers une intégration des services écosystémiques ? », Droit de l'environnement, n°219, janvier 2014, pp. 19-25.</text:p>
      <text:p text:style-name="P20"/>
      <text:p text:style-name="P22">LUCAS (M.), « La compensation environnemental, un mécanisme inefficace à améliorer », Revue juridique de l’environnement, 1/2009, pp. 59-68.</text:p>
      <text:p text:style-name="P22"/>
      <text:p text:style-name="P26">NÉOUZE (B.), « La compensation <text:span text:style-name="T167">écologique</text:span>, une double peine pour l'agriculture », <text:span text:style-name="T8">Réussir grandes cultures</text:span>, janvier 2013, n°265, pp. 78-80.</text:p>
      <text:p text:style-name="P22"/>
      <text:p text:style-name="P22">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22"/>
      <text:p text:style-name="P22">ROCHE <text:span text:style-name="T23">(C.)</text:span>, « évaluation des incidences d'un projet d'aménagement sur une zone Natura 2000 », Actualités juridiques du Droit administratif, 2014, p 807-811.</text:p>
      <text:p text:style-name="P22"/>
      <text:p text:style-name="P22">ROYER <text:span text:style-name="T23">(E.)</text:span>, « Indemnité compensatoire de contraintes environnementales », Dalloz actualité, 16 mai 2008, 1 p.</text:p>
      <text:p text:style-name="P22"/>
      <text:p text:style-name="P232"><text:span text:style-name="T69">TESTOT (L.), « Les crises écologiques », Sciences Humaines, numéro spécial, n°247, avril 2013</text:span></text:p>
      <text:p text:style-name="P22"/>
      <text:p text:style-name="P22"><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22"/>
      <text:p text:style-name="P20"><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20"/>
      <text:p text:style-name="P20">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20"/>
      <text:p text:style-name="P23"><text:span text:style-name="T69">UNTERMAIER (J.), « La Charge de l'environnement face au Droit administratif » </text:span>Revue juridique de l'environnement<text:span text:style-name="T69">, n° spécial 2005, pp. 145-159.</text:span></text:p>
      <text:p text:style-name="P23"/>
      <text:p text:style-name="P39"><text:span text:style-name="T69">UNTERMAIER (J.)</text:span></text:p>
      <text:p text:style-name="P22"/>
      <text:p text:style-name="P22"><text:span text:style-name="T4"/></text:p>
      <text:p text:style-name="P28"><text:span text:style-name="T38">Ouvrages</text:span></text:p>
      <text:p text:style-name="P27"><text:span text:style-name="T38"/></text:p>
      <text:p text:style-name="P232"><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32"/>
      <text:p text:style-name="P232"><text:span text:style-name="T69">DESCARTES (R.), </text:span>Discours de la méthode<text:span text:style-name="T69">, 6e partie, Bibliothèque de la Pléiade, Éd. Gallimard, 1966, p. 168.</text:span></text:p>
      <text:p text:style-name="P176"/>
      <text:p text:style-name="P176"><text:span text:style-name="T69">ILLICH (I.), « L'histoire des besoins », </text:span>La perte des sens<text:span text:style-name="T69">, éd. Fayard, 2004, 357 p.</text:span></text:p>
      <text:p text:style-name="P176"/>
      <text:p text:style-name="P176"><text:span text:style-name="T69">GEORGESCU-ROEGEN (N.), </text:span>La décroissance. Entropie, écologie, économie<text:span text:style-name="T69">, éd. Sang de la Terre et Ellébore, 2006. </text:span></text:p>
      <text:p text:style-name="P176"><text:soft-page-break/><text:span text:style-name="T69"/></text:p>
      <text:p text:style-name="P22"/>
      <text:p text:style-name="P29">Rapports</text:p>
      <text:p text:style-name="P29"/>
      <text:p text:style-name="P176"><text:span text:style-name="T69">BRUNDTLAND, (G.H.) Notre avenir à tous, Commission mondiale de l'environnement et du développement, éditions du Fleuve, 1989, p. 179.</text:span></text:p>
      <text:p text:style-name="P20"/>
      <text:p text:style-name="P21"><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21"/>
      <text:p text:style-name="P21"><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30"/>
      <text:p text:style-name="P20">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24"/>
      <text:p text:style-name="P20"><text:span text:style-name="T1">MADSEN (B.) et al., « Offset and compensation programs worldwide », <text:s/></text:span><text:span text:style-name="T2">State of biodiversity markets</text:span><text:span text:style-name="T1">, 2010. </text:span>85 p.</text:p>
      <text:p text:style-name="P20"/>
      <text:p text:style-name="P22"><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22"/>
      <text:p text:style-name="P20"><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20"/>
      <text:p text:style-name="P178"><text:span text:style-name="T96">STERN (N.). </text:span><text:span text:style-name="T6">2008. "The Economics of Climate Change." </text:span><text:span text:style-name="T32">American Economic Review, 98(2): 1-37, 45 p.</text:span></text:p>
      <text:p text:style-name="P176"/>
      <text:p text:style-name="P38"><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6"><text:span text:style-name="T69"/></text:p>
      <text:p text:style-name="P22"><text:span text:style-name="T1">WILKINSON (J.) et THOMPSON (J.), 2005 Status Report on Compensatory Mitigation in the United States, Environmental Law Institute, </text:span><text:span text:style-name="T4">avril 2006, Washington, 110 p.</text:span></text:p>
      <text:p text:style-name="P22"/>
      <text:p text:style-name="P23"><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23"/>
      <text:p text:style-name="P22"><text:span text:style-name="T69">« Urbanisation et consommation de l'espace, une question de mesure »</text:span>, La revue du CGDD<text:span text:style-name="T69">, Commissariat général au développement durable, 2012, 106 p.</text:span></text:p>
      <text:p text:style-name="P22"/>
      <text:p text:style-name="P22">Les mesures compensatoires pour la biodiversité – Principes et projet de mise en œuvre en Région PACA, <text:span text:style-name="T69">Direction régionale de l'environnement Provence-Alpes-Côte-d'Azur, 2009, 55 p.</text:span></text:p>
      <text:p text:style-name="P22"/>
      <text:p text:style-name="P30">« Compenser les atteintes à la biodiversité : expériences internationales et enseignements pour la France », Le point sur, Commissariat général au développement durable, n° 133, août 2012, 4 p.</text:p>
      <text:p text:style-name="P30"/>
      <text:p text:style-name="P30"><text:soft-page-break/>« Standard on Biodiversity Offsets », Business and Biodiversity Offsets Programme (BBOP), 2012, Washington, D.C., 29 p.</text:p>
      <text:p text:style-name="P30"/>
      <text:p text:style-name="P30">« To No Net Loss and Beyond: An Overview of the Business and Biodiversity Offsets Programme », Business and Biodiversity Offsets Programme (BBOP), 2013, Washington, D.C., 35 p.</text:p>
      <text:p text:style-name="P20"/>
      <text:p text:style-name="P20"><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20"/>
      <text:p text:style-name="P20"><text:span text:style-name="T8">Modalités de mise en œuvre des mesures compensatoires</text:span>, Direction régionale de l'environnement, de l'aménagement et du logement de Franche-Comté, Besançon, 5 janvier 2011, 14 p.</text:p>
      <text:p text:style-name="P20"/>
      <text:p text:style-name="P19"><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8</meta:editing-cycles>
    <meta:creation-date>2014-08-29T10:09:00</meta:creation-date>
    <dc:date>2014-09-05T00:01:56.587876969</dc:date>
    <dc:language>fr-FR</dc:language>
    <meta:editing-duration>PT9H38M41S</meta:editing-duration>
    <meta:generator>LibreOffice/4.2.6.3$Linux_X86_64 LibreOffice_project/420m0$Build-3</meta:generator>
    <meta:document-statistic meta:table-count="0" meta:image-count="1" meta:object-count="0" meta:page-count="59" meta:paragraph-count="506" meta:word-count="21563" meta:character-count="144759" meta:non-whitespace-character-count="123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